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33cm" fo:margin-left="0.018cm" fo:margin-right="0.048cm" table:align="margins"/>
    </style:style>
    <style:style style:name="Table1.A" style:family="table-column">
      <style:table-column-properties style:column-width="4.565cm" style:rel-column-width="17667*"/>
    </style:style>
    <style:style style:name="Table1.B" style:family="table-column">
      <style:table-column-properties style:column-width="12.368cm" style:rel-column-width="47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3" style:family="table">
      <style:table-properties style:width="17.009cm" fo:margin-left="0cm" fo:margin-right="-0.011cm" table:align="margins"/>
    </style:style>
    <style:style style:name="Tabuľka3.A" style:family="table-column">
      <style:table-column-properties style:column-width="1.021cm" style:rel-column-width="3934*"/>
    </style:style>
    <style:style style:name="Tabuľka3.B" style:family="table-column">
      <style:table-column-properties style:column-width="3.298cm" style:rel-column-width="12708*"/>
    </style:style>
    <style:style style:name="Tabuľka3.C" style:family="table-column">
      <style:table-column-properties style:column-width="7.389cm" style:rel-column-width="28468*"/>
    </style:style>
    <style:style style:name="Tabuľka3.D" style:family="table-column">
      <style:table-column-properties style:column-width="2.723cm" style:rel-column-width="10493*"/>
    </style:style>
    <style:style style:name="Tabuľka3.E" style:family="table-column">
      <style:table-column-properties style:column-width="2.577cm" style:rel-column-width="9932*"/>
    </style:style>
    <style:style style:name="Tabuľk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3.E1" style:family="table-cell">
      <style:table-cell-properties style:vertical-align="middle" fo:padding="0.097cm" fo:border="0.002cm solid #000000"/>
    </style:style>
    <style:style style:name="Tabuľk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3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9</text:p>
      <text:p text:style-name="P3"/>
      <text:p text:style-name="P4">Dátum stretnutia:<text:span text:style-name="T1"><text:tab/>15. 4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16. 4. 2008</text:p>
      <text:p text:style-name="P5"/>
      <text:h text:style-name="Heading_20_1" text:outline-level="1">Zúčastnení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edagóg:</text:p>
          </table:table-cell>
          <table:table-cell table:style-name="Table1.B1" office:value-type="string">
            <text:p text:style-name="P14">doc. Ing. Jana Minárová, PhD.</text:p>
          </table:table-cell>
        </table:table-row>
        <table:table-row>
          <table:table-cell table:style-name="Table1.A2" office:value-type="string">
            <text:p text:style-name="P14">Členovia tímu:</text:p>
          </table:table-cell>
          <table:table-cell table:style-name="Table1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1.A2" office:value-type="string">
            <text:p text:style-name="P14">Hostia:</text:p>
          </table:table-cell>
          <table:table-cell table:style-name="Table1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áca na projekte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3">doc. Minárov<text:span text:style-name="T3">ú sme informovali o obdržaní databázy YonBan</text:span></text:p>
          <text:list>
            <text:list-item>
              <text:p text:style-name="P23">v stredu (9. 4.) všetci členovia tímu podpísali u p. Steinmüllera prehlásenie o mlčanlivosti</text:p>
            </text:list-item>
          </text:list>
        </text:list-item>
        <text:list-item>
          <text:p text:style-name="P23">dopĺňanie chýbajúcich CSS štýlov v niektorých častiach modulov</text:p>
        </text:list-item>
        <text:list-item>
          <text:p text:style-name="P23">práca na nových prekladových reťazcoch</text:p>
        </text:list-item>
      </text:list>
      <text:p text:style-name="P11"/>
      <text:h text:style-name="P21" text:outline-level="1">Stav plnenia úloh</text:h>
      <text:p text:style-name="P11"/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22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18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22">11.3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plnenie profilu absolventa</text:p>
          </table:table-cell>
          <table:table-cell table:style-name="Tabuľka1.A2" office:value-type="string">
            <text:p text:style-name="P17">17. 12. 07</text:p>
          </table:table-cell>
          <table:table-cell table:style-name="Tabuľka1.A2" office:value-type="string">
            <text:p text:style-name="P17">11. 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22">15.3</text:p>
          </table:table-cell>
          <table:table-cell table:style-name="Tabuľka1.A4" office:value-type="string">
            <text:p text:style-name="P17">JHE, PC</text:p>
          </table:table-cell>
          <table:table-cell table:style-name="Tabuľka1.A2" office:value-type="string">
            <text:p text:style-name="P18">vytvorenie používateľskej dokumentácie k systému</text:p>
          </table:table-cell>
          <table:table-cell table:style-name="Tabuľka1.A2" office:value-type="string">
            <text:p text:style-name="P17">11. 3. 08</text:p>
          </table:table-cell>
          <table:table-cell table:style-name="Tabuľka1.A4" office:value-type="string">
            <text:p text:style-name="P17">25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22">16.1</text:p>
          </table:table-cell>
          <table:table-cell table:style-name="Tabuľka1.A4" office:value-type="string">
            <text:p text:style-name="P17">celý tím</text:p>
          </table:table-cell>
          <table:table-cell table:style-name="Tabuľka1.A2" office:value-type="string">
            <text:p text:style-name="P19">vybavenie databázy u p. Steinmüllera</text:p>
          </table:table-cell>
          <table:table-cell table:style-name="Tabuľka1.A2" office:value-type="string">
            <text:p text:style-name="P17">18. 3. 08</text:p>
          </table:table-cell>
          <table:table-cell table:style-name="Tabuľka1.A4" office:value-type="string">
            <text:p text:style-name="P17">25. 3. 08</text:p>
          </table:table-cell>
          <table:table-cell table:style-name="Tabuľka1.A2" office:value-type="string">
            <text:p text:style-name="P17">9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22">16.2</text:p>
          </table:table-cell>
          <table:table-cell table:style-name="Tabuľka1.A4" office:value-type="string">
            <text:p text:style-name="P17">PC, JHE</text:p>
          </table:table-cell>
          <table:table-cell table:style-name="Tabuľka1.A2" office:value-type="string">
            <text:p text:style-name="P19">doplnenie prekladových reťazcov</text:p>
          </table:table-cell>
          <table:table-cell table:style-name="Tabuľka1.A2" office:value-type="string">
            <text:p text:style-name="P17">18. 3. 08</text:p>
          </table:table-cell>
          <table:table-cell table:style-name="Tabuľka1.A4" office:value-type="string">
            <text:p text:style-name="P17">25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8.1</text:p>
          </table:table-cell>
          <table:table-cell table:style-name="Tabuľka1.A4" office:value-type="string">
            <text:p text:style-name="P17">celý tím</text:p>
          </table:table-cell>
          <table:table-cell table:style-name="Tabuľka1.A2" office:value-type="string">
            <text:p text:style-name="P19">vytvoriť plagát na IIT.SRC 2008</text:p>
          </table:table-cell>
          <table:table-cell table:style-name="Tabuľka1.A2" office:value-type="string">
            <text:p text:style-name="P17">8. 4. 08</text:p>
          </table:table-cell>
          <table:table-cell table:style-name="Tabuľka1.A4" office:value-type="string">
            <text:p text:style-name="P17">15. 4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3" table:style-name="Tabuľka3">
        <table:table-column table:style-name="Tabuľka3.A"/>
        <table:table-column table:style-name="Tabuľka3.B"/>
        <table:table-column table:style-name="Tabuľka3.C"/>
        <table:table-column table:style-name="Tabuľka3.D"/>
        <table:table-column table:style-name="Tabuľka3.E"/>
        <table:table-row>
          <table:table-cell table:style-name="Tabuľka3.A1" office:value-type="string">
            <text:p text:style-name="P16">ID</text:p>
          </table:table-cell>
          <table:table-cell table:style-name="Tabuľka3.A1" office:value-type="string">
            <text:p text:style-name="P16">Člen tímu</text:p>
          </table:table-cell>
          <table:table-cell table:style-name="Tabuľka3.A1" office:value-type="string">
            <text:p text:style-name="P16">Úloha</text:p>
          </table:table-cell>
          <table:table-cell table:style-name="Tabuľka3.A1" office:value-type="string">
            <text:p text:style-name="P16">Začiatok</text:p>
          </table:table-cell>
          <table:table-cell table:style-name="Tabuľka3.E1" office:value-type="string">
            <text:p text:style-name="P16">Koniec</text:p>
          </table:table-cell>
        </table:table-row>
        <table:table-row>
          <table:table-cell table:style-name="Tabuľka3.A2" office:value-type="string">
            <text:p text:style-name="P15">19.1</text:p>
          </table:table-cell>
          <table:table-cell table:style-name="Tabuľka3.A2" office:value-type="string">
            <text:p text:style-name="P17">PC, JHE</text:p>
          </table:table-cell>
          <table:table-cell table:style-name="Tabuľka3.A2" office:value-type="string">
            <text:p text:style-name="P20">doplnenie CSS štýlov</text:p>
          </table:table-cell>
          <table:table-cell table:style-name="Tabuľka3.A2" office:value-type="string">
            <text:p text:style-name="P15">15. 4. 08</text:p>
          </table:table-cell>
          <table:table-cell table:style-name="Tabuľka3.E2" office:value-type="string">
            <text:p text:style-name="P15">23. 4. 08</text:p>
          </table:table-cell>
        </table:table-row>
        <table:table-row>
          <table:table-cell table:style-name="Tabuľka3.A2" office:value-type="string">
            <text:p text:style-name="P15">19.2</text:p>
          </table:table-cell>
          <table:table-cell table:style-name="Tabuľka3.A2" office:value-type="string">
            <text:p text:style-name="P17">PF</text:p>
          </table:table-cell>
          <table:table-cell table:style-name="Tabuľka3.A2" office:value-type="string">
            <text:p text:style-name="P20">vytlačenie plagátu IIT.SRC 2008</text:p>
          </table:table-cell>
          <table:table-cell table:style-name="Tabuľka3.A2" office:value-type="string">
            <text:p text:style-name="P15">15. 4. 08</text:p>
          </table:table-cell>
          <table:table-cell table:style-name="Tabuľka3.E2" office:value-type="string">
            <text:p text:style-name="P15">23. 4. 08</text:p>
          </table:table-cell>
        </table:table-row>
        <table:table-row>
          <table:table-cell table:style-name="Tabuľka3.A2" office:value-type="string">
            <text:p text:style-name="P15">19.3</text:p>
          </table:table-cell>
          <table:table-cell table:style-name="Tabuľka3.A2" office:value-type="string">
            <text:p text:style-name="P17">JG, JHO</text:p>
          </table:table-cell>
          <table:table-cell table:style-name="Tabuľka3.A2" office:value-type="string">
            <text:p text:style-name="P20">importovanie DB od p. Steinmüllera</text:p>
          </table:table-cell>
          <table:table-cell table:style-name="Tabuľka3.A2" office:value-type="string">
            <text:p text:style-name="P15">15. 4. 08</text:p>
          </table:table-cell>
          <table:table-cell table:style-name="Tabuľka3.E2" office:value-type="string">
            <text:p text:style-name="P15">23. 4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5-19T21:20:08</dc:date>
    <meta:editing-cycles>44</meta:editing-cycles>
    <meta:editing-duration>P1DT1H10M4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96" meta:word-count="250" meta:character-count="1406"/>
  </office:meta>
</office:document-meta>
</file>